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07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fo:border-bottom="0.99pt solid #000000" fo:background-color="#00b8ff" fo:border-left="none" fo:border-right="none" fo:border-top="2.49pt solid #000000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ff"/>
    </style:style>
    <style:style style:name="ce5" style:family="table-cell" style:parent-style-name="Default">
      <style:table-cell-properties fo:background-color="#9999ff"/>
      <style:text-properties style:text-underline-style="none"/>
    </style:style>
    <style:style style:name="ce6" style:family="table-cell" style:parent-style-name="Default">
      <style:table-cell-properties fo:background-color="#ff630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b515"/>
    </style:style>
    <style:style style:name="ce8" style:family="table-cell" style:parent-style-name="Default">
      <style:table-cell-properties fo:background-color="#ff6309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order-bottom="0.99pt solid #000000" fo:background-color="#00b8ff" fo:border-left="none" fo:border-right="0.99pt solid #000000" fo:border-top="2.49pt solid #000000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order-bottom="0.99pt solid #000000" fo:background-color="#ff3333" style:text-align-source="fix" style:repeat-content="false" fo:border-left="0.06pt solid #000000" fo:border-right="none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b613d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Parity" table:style-name="ta1" table:print="false">
        <table:table-column table:style-name="co2" table:default-cell-style-name="ce4"/>
        <table:table-column table:style-name="co3" table:default-cell-style-name="Default"/>
        <table:table-column table:style-name="co4" table:number-columns-repeated="10" table:default-cell-style-name="Default"/>
        <table:table-column table:style-name="co7" table:default-cell-style-name="Default"/>
        <table:table-column table:style-name="co5" table:number-columns-repeated="12" table:default-cell-style-name="Default"/>
        <table:table-row table:style-name="ro1">
          <table:table-cell table:style-name="ce1" office:value-type="string" calcext:value-type="string">
            <text:p>/proc/cpuinfo</text:p>
          </table:table-cell>
          <table:table-cell table:style-name="ce1" office:value-type="string" calcext:value-type="string">
            <text:p>Intel(R) Core(TM) i5-2400 CPU @ 3.10GHz</text:p>
          </table:table-cell>
          <table:table-cell table:number-columns-repeated="23"/>
        </table:table-row>
        <table:table-row table:style-name="ro1">
          <table:table-cell table:style-name="ce1"/>
          <table:table-cell table:style-name="ce1" office:value-type="string" calcext:value-type="string">
            <text:p>cache size : 6144 KB</text:p>
          </table:table-cell>
          <table:table-cell table:number-columns-repeated="23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table:style-name="ce2" office:value-type="string" calcext:value-type="string">
            <text:p>PARITY</text:p>
          </table:table-cell>
          <table:table-cell table:style-name="ce2" office:value-type="string" calcext:value-type="string">
            <text:p>gcc -m32 -O&lt;n&gt; - o parity parity.c </text:p>
          </table:table-cell>
          <table:table-cell table:style-name="ce2" table:number-columns-repeated="10"/>
          <table:table-cell table:number-columns-repeated="13"/>
        </table:table-row>
        <table:table-row table:style-name="ro1">
          <table:table-cell table:style-name="ce2"/>
          <table:table-cell table:style-name="ce2" office:value-type="string" calcext:value-type="string">
            <text:p>for((i=0;i&lt;11;i++));do echo $i;./parity;done |pr -11 -l 20 -w 80</text:p>
          </table:table-cell>
          <table:table-cell table:style-name="ce2" table:number-columns-repeated="10"/>
          <table:table-cell table:number-columns-repeated="13"/>
        </table:table-row>
        <table:table-row table:style-name="ro1">
          <table:table-cell table:style-name="ce2"/>
          <table:table-cell table:style-name="ce2" office:value-type="string" calcext:value-type="string">
            <text:p>ignorar medición 0, repetir columna si alguna medición se sale demasiado de la media</text:p>
          </table:table-cell>
          <table:table-cell table:style-name="ce2" table:number-columns-repeated="10"/>
          <table:table-cell table:number-columns-repeated="13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table:style-name="ce3" office:value-type="string" calcext:value-type="string">
            <text:p>Optimización -O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Medi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ity1 (en lenguaje C - for)</text:p>
          </table:table-cell>
          <table:table-cell office:value-type="float" office:value="1198090" calcext:value-type="float">
            <text:p>1198090</text:p>
          </table:table-cell>
          <table:table-cell office:value-type="float" office:value="1183554" calcext:value-type="float">
            <text:p>1183554</text:p>
          </table:table-cell>
          <table:table-cell office:value-type="float" office:value="1194375" calcext:value-type="float">
            <text:p>1194375</text:p>
          </table:table-cell>
          <table:table-cell office:value-type="float" office:value="1195406" calcext:value-type="float">
            <text:p>1195406</text:p>
          </table:table-cell>
          <table:table-cell office:value-type="float" office:value="1189897" calcext:value-type="float">
            <text:p>1189897</text:p>
          </table:table-cell>
          <table:table-cell office:value-type="float" office:value="1187723" calcext:value-type="float">
            <text:p>1187723</text:p>
          </table:table-cell>
          <table:table-cell office:value-type="float" office:value="1197965" calcext:value-type="float">
            <text:p>1197965</text:p>
          </table:table-cell>
          <table:table-cell office:value-type="float" office:value="1197292" calcext:value-type="float">
            <text:p>1197292</text:p>
          </table:table-cell>
          <table:table-cell office:value-type="float" office:value="1208959" calcext:value-type="float">
            <text:p>1208959</text:p>
          </table:table-cell>
          <table:table-cell office:value-type="float" office:value="1192787" calcext:value-type="float">
            <text:p>1192787</text:p>
          </table:table-cell>
          <table:table-cell office:value-type="float" office:value="1209036" calcext:value-type="float">
            <text:p>1209036</text:p>
          </table:table-cell>
          <table:table-cell table:style-name="ce12" table:formula="of:=AVERAGE([.C9:.L9])" office:value-type="float" office:value="1195699.4" calcext:value-type="float">
            <text:p>1195699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ity2 (en lenguaje C - while)</text:p>
          </table:table-cell>
          <table:table-cell office:value-type="float" office:value="1269312" calcext:value-type="float">
            <text:p>1269312</text:p>
          </table:table-cell>
          <table:table-cell office:value-type="float" office:value="1275084" calcext:value-type="float">
            <text:p>1275084</text:p>
          </table:table-cell>
          <table:table-cell office:value-type="float" office:value="1260807" calcext:value-type="float">
            <text:p>1260807</text:p>
          </table:table-cell>
          <table:table-cell office:value-type="float" office:value="1268569" calcext:value-type="float">
            <text:p>1268569</text:p>
          </table:table-cell>
          <table:table-cell office:value-type="float" office:value="1263566" calcext:value-type="float">
            <text:p>1263566</text:p>
          </table:table-cell>
          <table:table-cell office:value-type="float" office:value="1261637" calcext:value-type="float">
            <text:p>1261637</text:p>
          </table:table-cell>
          <table:table-cell office:value-type="float" office:value="1276358" calcext:value-type="float">
            <text:p>1276358</text:p>
          </table:table-cell>
          <table:table-cell office:value-type="float" office:value="1271625" calcext:value-type="float">
            <text:p>1271625</text:p>
          </table:table-cell>
          <table:table-cell office:value-type="float" office:value="1281780" calcext:value-type="float">
            <text:p>1281780</text:p>
          </table:table-cell>
          <table:table-cell office:value-type="float" office:value="1279228" calcext:value-type="float">
            <text:p>1279228</text:p>
          </table:table-cell>
          <table:table-cell office:value-type="float" office:value="1274002" calcext:value-type="float">
            <text:p>1274002</text:p>
          </table:table-cell>
          <table:table-cell table:style-name="ce12" table:formula="of:=AVERAGE([.C10:.L10])" office:value-type="float" office:value="1271265.6" calcext:value-type="float">
            <text:p>1271265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ity3 (CS:APP 3.22 - mask final)</text:p>
          </table:table-cell>
          <table:table-cell office:value-type="float" office:value="1266135" calcext:value-type="float">
            <text:p>1266135</text:p>
          </table:table-cell>
          <table:table-cell office:value-type="float" office:value="1261853" calcext:value-type="float">
            <text:p>1261853</text:p>
          </table:table-cell>
          <table:table-cell office:value-type="float" office:value="1257833" calcext:value-type="float">
            <text:p>1257833</text:p>
          </table:table-cell>
          <table:table-cell office:value-type="float" office:value="1254209" calcext:value-type="float">
            <text:p>1254209</text:p>
          </table:table-cell>
          <table:table-cell office:value-type="float" office:value="1248426" calcext:value-type="float">
            <text:p>1248426</text:p>
          </table:table-cell>
          <table:table-cell office:value-type="float" office:value="1249904" calcext:value-type="float">
            <text:p>1249904</text:p>
          </table:table-cell>
          <table:table-cell office:value-type="float" office:value="1261320" calcext:value-type="float">
            <text:p>1261320</text:p>
          </table:table-cell>
          <table:table-cell office:value-type="float" office:value="1256375" calcext:value-type="float">
            <text:p>1256375</text:p>
          </table:table-cell>
          <table:table-cell office:value-type="float" office:value="1258574" calcext:value-type="float">
            <text:p>1258574</text:p>
          </table:table-cell>
          <table:table-cell office:value-type="float" office:value="1266730" calcext:value-type="float">
            <text:p>1266730</text:p>
          </table:table-cell>
          <table:table-cell office:value-type="float" office:value="1253141" calcext:value-type="float">
            <text:p>1253141</text:p>
          </table:table-cell>
          <table:table-cell table:style-name="ce12" table:formula="of:=AVERAGE([.C11:.L11])" office:value-type="float" office:value="1256836.5" calcext:value-type="float">
            <text:p>1256836,5</text:p>
          </table:table-cell>
          <table:table-cell table:number-columns-repeated="10"/>
          <table:table-cell office:value-type="float" office:value="427614" calcext:value-type="float">
            <text:p>427614</text:p>
          </table:table-cell>
          <table:table-cell office:value-type="float" office:value="419591" calcext:value-type="float">
            <text:p>419591</text:p>
          </table:table-cell>
        </table:table-row>
        <table:table-row table:style-name="ro1">
          <table:table-cell office:value-type="string" calcext:value-type="string">
            <text:p>parity4 (lenguaje ASM - cuerpo while)</text:p>
          </table:table-cell>
          <table:table-cell office:value-type="float" office:value="318262" calcext:value-type="float">
            <text:p>318262</text:p>
          </table:table-cell>
          <table:table-cell office:value-type="float" office:value="317078" calcext:value-type="float">
            <text:p>317078</text:p>
          </table:table-cell>
          <table:table-cell office:value-type="float" office:value="316962" calcext:value-type="float">
            <text:p>316962</text:p>
          </table:table-cell>
          <table:table-cell office:value-type="float" office:value="318389" calcext:value-type="float">
            <text:p>318389</text:p>
          </table:table-cell>
          <table:table-cell office:value-type="float" office:value="316484" calcext:value-type="float">
            <text:p>316484</text:p>
          </table:table-cell>
          <table:table-cell office:value-type="float" office:value="319792" calcext:value-type="float">
            <text:p>319792</text:p>
          </table:table-cell>
          <table:table-cell office:value-type="float" office:value="319554" calcext:value-type="float">
            <text:p>319554</text:p>
          </table:table-cell>
          <table:table-cell office:value-type="float" office:value="319814" calcext:value-type="float">
            <text:p>319814</text:p>
          </table:table-cell>
          <table:table-cell office:value-type="float" office:value="316548" calcext:value-type="float">
            <text:p>316548</text:p>
          </table:table-cell>
          <table:table-cell office:value-type="float" office:value="325797" calcext:value-type="float">
            <text:p>325797</text:p>
          </table:table-cell>
          <table:table-cell office:value-type="float" office:value="316791" calcext:value-type="float">
            <text:p>316791</text:p>
          </table:table-cell>
          <table:table-cell table:style-name="ce12" table:formula="of:=AVERAGE([.C12:.L12])" office:value-type="float" office:value="318720.9" calcext:value-type="float">
            <text:p>318720,9</text:p>
          </table:table-cell>
          <table:table-cell table:number-columns-repeated="10"/>
          <table:table-cell office:value-type="float" office:value="353599" calcext:value-type="float">
            <text:p>353599</text:p>
          </table:table-cell>
          <table:table-cell office:value-type="float" office:value="350019" calcext:value-type="float">
            <text:p>350019</text:p>
          </table:table-cell>
        </table:table-row>
        <table:table-row table:style-name="ro1">
          <table:table-cell office:value-type="string" calcext:value-type="string">
            <text:p>parity5 (CS:APP 3.49 - 32b.16.1b)</text:p>
          </table:table-cell>
          <table:table-cell office:value-type="float" office:value="173103" calcext:value-type="float">
            <text:p>173103</text:p>
          </table:table-cell>
          <table:table-cell office:value-type="float" office:value="172970" calcext:value-type="float">
            <text:p>172970</text:p>
          </table:table-cell>
          <table:table-cell office:value-type="float" office:value="173093" calcext:value-type="float">
            <text:p>173093</text:p>
          </table:table-cell>
          <table:table-cell office:value-type="float" office:value="173573" calcext:value-type="float">
            <text:p>173573</text:p>
          </table:table-cell>
          <table:table-cell office:value-type="float" office:value="173076" calcext:value-type="float">
            <text:p>173076</text:p>
          </table:table-cell>
          <table:table-cell office:value-type="float" office:value="174457" calcext:value-type="float">
            <text:p>174457</text:p>
          </table:table-cell>
          <table:table-cell office:value-type="float" office:value="174600" calcext:value-type="float">
            <text:p>174600</text:p>
          </table:table-cell>
          <table:table-cell office:value-type="float" office:value="176589" calcext:value-type="float">
            <text:p>176589</text:p>
          </table:table-cell>
          <table:table-cell office:value-type="float" office:value="176569" calcext:value-type="float">
            <text:p>176569</text:p>
          </table:table-cell>
          <table:table-cell office:value-type="float" office:value="188400" calcext:value-type="float">
            <text:p>188400</text:p>
          </table:table-cell>
          <table:table-cell office:value-type="float" office:value="172729" calcext:value-type="float">
            <text:p>172729</text:p>
          </table:table-cell>
          <table:table-cell table:style-name="ce12" table:formula="of:=AVERAGE([.C13:.L13])" office:value-type="float" office:value="175605.6" calcext:value-type="float">
            <text:p>175605,6</text:p>
          </table:table-cell>
          <table:table-cell table:number-columns-repeated="10"/>
          <table:table-cell office:value-type="float" office:value="263055" calcext:value-type="float">
            <text:p>263055</text:p>
          </table:table-cell>
          <table:table-cell office:value-type="float" office:value="264124" calcext:value-type="float">
            <text:p>264124</text:p>
          </table:table-cell>
        </table:table-row>
        <table:table-row table:style-name="ro1">
          <table:table-cell office:value-type="string" calcext:value-type="string">
            <text:p>parity6 (eng ASM - cuerpo for - setmp)</text:p>
          </table:table-cell>
          <table:table-cell office:value-type="float" office:value="44397" calcext:value-type="float">
            <text:p>44397</text:p>
          </table:table-cell>
          <table:table-cell office:value-type="float" office:value="44465" calcext:value-type="float">
            <text:p>44465</text:p>
          </table:table-cell>
          <table:table-cell office:value-type="float" office:value="44680" calcext:value-type="float">
            <text:p>44680</text:p>
          </table:table-cell>
          <table:table-cell office:value-type="float" office:value="44498" calcext:value-type="float">
            <text:p>44498</text:p>
          </table:table-cell>
          <table:table-cell office:value-type="float" office:value="47120" calcext:value-type="float">
            <text:p>47120</text:p>
          </table:table-cell>
          <table:table-cell office:value-type="float" office:value="44891" calcext:value-type="float">
            <text:p>44891</text:p>
          </table:table-cell>
          <table:table-cell office:value-type="float" office:value="44944" calcext:value-type="float">
            <text:p>44944</text:p>
          </table:table-cell>
          <table:table-cell office:value-type="float" office:value="44952" calcext:value-type="float">
            <text:p>44952</text:p>
          </table:table-cell>
          <table:table-cell office:value-type="float" office:value="44860" calcext:value-type="float">
            <text:p>44860</text:p>
          </table:table-cell>
          <table:table-cell office:value-type="float" office:value="45063" calcext:value-type="float">
            <text:p>45063</text:p>
          </table:table-cell>
          <table:table-cell office:value-type="float" office:value="44439" calcext:value-type="float">
            <text:p>44439</text:p>
          </table:table-cell>
          <table:table-cell table:style-name="ce12" table:formula="of:=AVERAGE([.C14:.L14])" office:value-type="float" office:value="44991.2" calcext:value-type="float">
            <text:p>44991,2</text:p>
          </table:table-cell>
          <table:table-cell table:number-columns-repeated="10"/>
          <table:table-cell office:value-type="float" office:value="251188" calcext:value-type="float">
            <text:p>251188</text:p>
          </table:table-cell>
          <table:table-cell office:value-type="float" office:value="256448" calcext:value-type="float">
            <text:p>256448</text:p>
          </table:table-cell>
        </table:table-row>
        <table:table-row table:style-name="ro1">
          <table:table-cell table:style-name="Default"/>
          <table:table-cell table:number-columns-repeated="22"/>
          <table:table-cell office:value-type="float" office:value="64918" calcext:value-type="float">
            <text:p>64918</text:p>
          </table:table-cell>
          <table:table-cell office:value-type="float" office:value="66777" calcext:value-type="float">
            <text:p>66777</text:p>
          </table:table-cell>
        </table:table-row>
        <table:table-row table:style-name="ro1">
          <table:table-cell table:style-name="ce3" office:value-type="string" calcext:value-type="string">
            <text:p>Optimización -O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Media</text:p>
          </table:table-cell>
          <table:table-cell table:number-columns-repeated="10"/>
          <table:table-cell office:value-type="float" office:value="15194" calcext:value-type="float">
            <text:p>15194</text:p>
          </table:table-cell>
          <table:table-cell office:value-type="float" office:value="14460" calcext:value-type="float">
            <text:p>14460</text:p>
          </table:table-cell>
        </table:table-row>
        <table:table-row table:style-name="ro1">
          <table:table-cell office:value-type="string" calcext:value-type="string">
            <text:p>parity1 (en lenguaje C - for)</text:p>
          </table:table-cell>
          <table:table-cell office:value-type="float" office:value="419737" calcext:value-type="float">
            <text:p>419737</text:p>
          </table:table-cell>
          <table:table-cell office:value-type="float" office:value="450191" calcext:value-type="float">
            <text:p>450191</text:p>
          </table:table-cell>
          <table:table-cell office:value-type="float" office:value="435676" calcext:value-type="float">
            <text:p>435676</text:p>
          </table:table-cell>
          <table:table-cell office:value-type="float" office:value="427219" calcext:value-type="float">
            <text:p>427219</text:p>
          </table:table-cell>
          <table:table-cell office:value-type="float" office:value="424475" calcext:value-type="float">
            <text:p>424475</text:p>
          </table:table-cell>
          <table:table-cell office:value-type="float" office:value="420227" calcext:value-type="float">
            <text:p>420227</text:p>
          </table:table-cell>
          <table:table-cell office:value-type="float" office:value="423869" calcext:value-type="float">
            <text:p>423869</text:p>
          </table:table-cell>
          <table:table-cell office:value-type="float" office:value="428497" calcext:value-type="float">
            <text:p>428497</text:p>
          </table:table-cell>
          <table:table-cell office:value-type="float" office:value="418328" calcext:value-type="float">
            <text:p>418328</text:p>
          </table:table-cell>
          <table:table-cell office:value-type="float" office:value="427614" calcext:value-type="float">
            <text:p>427614</text:p>
          </table:table-cell>
          <table:table-cell office:value-type="float" office:value="419591" calcext:value-type="float">
            <text:p>419591</text:p>
          </table:table-cell>
          <table:table-cell table:style-name="ce12" table:formula="of:=AVERAGE([.C17:.L17])" office:value-type="float" office:value="427568.7" calcext:value-type="float">
            <text:p>427568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ity2 (en lenguaje C - while)</text:p>
          </table:table-cell>
          <table:table-cell office:value-type="float" office:value="351335" calcext:value-type="float">
            <text:p>351335</text:p>
          </table:table-cell>
          <table:table-cell office:value-type="float" office:value="351528" calcext:value-type="float">
            <text:p>351528</text:p>
          </table:table-cell>
          <table:table-cell office:value-type="float" office:value="352446" calcext:value-type="float">
            <text:p>352446</text:p>
          </table:table-cell>
          <table:table-cell office:value-type="float" office:value="351011" calcext:value-type="float">
            <text:p>351011</text:p>
          </table:table-cell>
          <table:table-cell office:value-type="float" office:value="351661" calcext:value-type="float">
            <text:p>351661</text:p>
          </table:table-cell>
          <table:table-cell office:value-type="float" office:value="349108" calcext:value-type="float">
            <text:p>349108</text:p>
          </table:table-cell>
          <table:table-cell office:value-type="float" office:value="351644" calcext:value-type="float">
            <text:p>351644</text:p>
          </table:table-cell>
          <table:table-cell office:value-type="float" office:value="352797" calcext:value-type="float">
            <text:p>352797</text:p>
          </table:table-cell>
          <table:table-cell office:value-type="float" office:value="354061" calcext:value-type="float">
            <text:p>354061</text:p>
          </table:table-cell>
          <table:table-cell office:value-type="float" office:value="353599" calcext:value-type="float">
            <text:p>353599</text:p>
          </table:table-cell>
          <table:table-cell office:value-type="float" office:value="350019" calcext:value-type="float">
            <text:p>350019</text:p>
          </table:table-cell>
          <table:table-cell table:style-name="ce12" table:formula="of:=AVERAGE([.C18:.L18])" office:value-type="float" office:value="351787.4" calcext:value-type="float">
            <text:p>351787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ity3 (CS:APP 3.22 - mask final)</text:p>
          </table:table-cell>
          <table:table-cell office:value-type="float" office:value="285775" calcext:value-type="float">
            <text:p>285775</text:p>
          </table:table-cell>
          <table:table-cell office:value-type="float" office:value="261933" calcext:value-type="float">
            <text:p>261933</text:p>
          </table:table-cell>
          <table:table-cell office:value-type="float" office:value="263253" calcext:value-type="float">
            <text:p>263253</text:p>
          </table:table-cell>
          <table:table-cell office:value-type="float" office:value="265617" calcext:value-type="float">
            <text:p>265617</text:p>
          </table:table-cell>
          <table:table-cell office:value-type="float" office:value="264586" calcext:value-type="float">
            <text:p>264586</text:p>
          </table:table-cell>
          <table:table-cell office:value-type="float" office:value="260522" calcext:value-type="float">
            <text:p>260522</text:p>
          </table:table-cell>
          <table:table-cell office:value-type="float" office:value="258297" calcext:value-type="float">
            <text:p>258297</text:p>
          </table:table-cell>
          <table:table-cell office:value-type="float" office:value="274017" calcext:value-type="float">
            <text:p>274017</text:p>
          </table:table-cell>
          <table:table-cell office:value-type="float" office:value="274737" calcext:value-type="float">
            <text:p>274737</text:p>
          </table:table-cell>
          <table:table-cell office:value-type="float" office:value="263055" calcext:value-type="float">
            <text:p>263055</text:p>
          </table:table-cell>
          <table:table-cell office:value-type="float" office:value="264124" calcext:value-type="float">
            <text:p>264124</text:p>
          </table:table-cell>
          <table:table-cell table:style-name="ce12" table:formula="of:=AVERAGE([.C19:.L19])" office:value-type="float" office:value="265014.1" calcext:value-type="float">
            <text:p>265014,1</text:p>
          </table:table-cell>
          <table:table-cell/>
          <table:table-cell office:value-type="float" office:value="255706" calcext:value-type="float">
            <text:p>255706</text:p>
          </table:table-cell>
          <table:table-cell office:value-type="float" office:value="347906" calcext:value-type="float">
            <text:p>347906</text:p>
          </table:table-cell>
          <table:table-cell office:value-type="float" office:value="286621" calcext:value-type="float">
            <text:p>286621</text:p>
          </table:table-cell>
          <table:table-cell office:value-type="float" office:value="252155" calcext:value-type="float">
            <text:p>252155</text:p>
          </table:table-cell>
          <table:table-cell office:value-type="float" office:value="68132" calcext:value-type="float">
            <text:p>68132</text:p>
          </table:table-cell>
          <table:table-cell office:value-type="float" office:value="14077" calcext:value-type="float">
            <text:p>14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ty4 (lenguaje ASM - cuerpo while)</text:p>
          </table:table-cell>
          <table:table-cell office:value-type="float" office:value="246636" calcext:value-type="float">
            <text:p>246636</text:p>
          </table:table-cell>
          <table:table-cell office:value-type="float" office:value="253370" calcext:value-type="float">
            <text:p>253370</text:p>
          </table:table-cell>
          <table:table-cell office:value-type="float" office:value="251001" calcext:value-type="float">
            <text:p>251001</text:p>
          </table:table-cell>
          <table:table-cell office:value-type="float" office:value="250153" calcext:value-type="float">
            <text:p>250153</text:p>
          </table:table-cell>
          <table:table-cell office:value-type="float" office:value="248894" calcext:value-type="float">
            <text:p>248894</text:p>
          </table:table-cell>
          <table:table-cell office:value-type="float" office:value="248410" calcext:value-type="float">
            <text:p>248410</text:p>
          </table:table-cell>
          <table:table-cell office:value-type="float" office:value="247420" calcext:value-type="float">
            <text:p>247420</text:p>
          </table:table-cell>
          <table:table-cell office:value-type="float" office:value="247246" calcext:value-type="float">
            <text:p>247246</text:p>
          </table:table-cell>
          <table:table-cell office:value-type="float" office:value="254418" calcext:value-type="float">
            <text:p>254418</text:p>
          </table:table-cell>
          <table:table-cell office:value-type="float" office:value="251188" calcext:value-type="float">
            <text:p>251188</text:p>
          </table:table-cell>
          <table:table-cell office:value-type="float" office:value="256448" calcext:value-type="float">
            <text:p>256448</text:p>
          </table:table-cell>
          <table:table-cell table:style-name="ce12" table:formula="of:=AVERAGE([.C20:.L20])" office:value-type="float" office:value="250854.8" calcext:value-type="float">
            <text:p>250854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ity5 (CS:APP 3.49 - 32b.16.1b)</text:p>
          </table:table-cell>
          <table:table-cell office:value-type="float" office:value="67383" calcext:value-type="float">
            <text:p>67383</text:p>
          </table:table-cell>
          <table:table-cell office:value-type="float" office:value="72051" calcext:value-type="float">
            <text:p>72051</text:p>
          </table:table-cell>
          <table:table-cell office:value-type="float" office:value="69424" calcext:value-type="float">
            <text:p>69424</text:p>
          </table:table-cell>
          <table:table-cell office:value-type="float" office:value="69762" calcext:value-type="float">
            <text:p>69762</text:p>
          </table:table-cell>
          <table:table-cell office:value-type="float" office:value="68951" calcext:value-type="float">
            <text:p>68951</text:p>
          </table:table-cell>
          <table:table-cell office:value-type="float" office:value="68970" calcext:value-type="float">
            <text:p>68970</text:p>
          </table:table-cell>
          <table:table-cell office:value-type="float" office:value="67626" calcext:value-type="float">
            <text:p>67626</text:p>
          </table:table-cell>
          <table:table-cell office:value-type="float" office:value="67318" calcext:value-type="float">
            <text:p>67318</text:p>
          </table:table-cell>
          <table:table-cell office:value-type="float" office:value="68255" calcext:value-type="float">
            <text:p>68255</text:p>
          </table:table-cell>
          <table:table-cell office:value-type="float" office:value="64918" calcext:value-type="float">
            <text:p>64918</text:p>
          </table:table-cell>
          <table:table-cell office:value-type="float" office:value="66777" calcext:value-type="float">
            <text:p>66777</text:p>
          </table:table-cell>
          <table:table-cell table:style-name="ce12" table:formula="of:=AVERAGE([.C21:.L21])" office:value-type="float" office:value="68405.2" calcext:value-type="float">
            <text:p>6840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ity6 (eng ASM - cuerpo for - setmp)</text:p>
          </table:table-cell>
          <table:table-cell office:value-type="float" office:value="13973" calcext:value-type="float">
            <text:p>13973</text:p>
          </table:table-cell>
          <table:table-cell office:value-type="float" office:value="18781" calcext:value-type="float">
            <text:p>18781</text:p>
          </table:table-cell>
          <table:table-cell office:value-type="float" office:value="14435" calcext:value-type="float">
            <text:p>14435</text:p>
          </table:table-cell>
          <table:table-cell office:value-type="float" office:value="14273" calcext:value-type="float">
            <text:p>14273</text:p>
          </table:table-cell>
          <table:table-cell office:value-type="float" office:value="13960" calcext:value-type="float">
            <text:p>13960</text:p>
          </table:table-cell>
          <table:table-cell office:value-type="float" office:value="13758" calcext:value-type="float">
            <text:p>13758</text:p>
          </table:table-cell>
          <table:table-cell office:value-type="float" office:value="17633" calcext:value-type="float">
            <text:p>17633</text:p>
          </table:table-cell>
          <table:table-cell office:value-type="float" office:value="14005" calcext:value-type="float">
            <text:p>14005</text:p>
          </table:table-cell>
          <table:table-cell office:value-type="float" office:value="13692" calcext:value-type="float">
            <text:p>13692</text:p>
          </table:table-cell>
          <table:table-cell office:value-type="float" office:value="15194" calcext:value-type="float">
            <text:p>15194</text:p>
          </table:table-cell>
          <table:table-cell office:value-type="float" office:value="14460" calcext:value-type="float">
            <text:p>14460</text:p>
          </table:table-cell>
          <table:table-cell table:style-name="ce12" table:formula="of:=AVERAGE([.C22:.L22])" office:value-type="float" office:value="15019.1" calcext:value-type="float">
            <text:p>15019,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table:style-name="ce3" office:value-type="string" calcext:value-type="string">
            <text:p>Optimización -O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Media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parity1 (en lenguaje C - for)</text:p>
          </table:table-cell>
          <table:table-cell office:value-type="float" office:value="273123" calcext:value-type="float">
            <text:p>273123</text:p>
          </table:table-cell>
          <table:table-cell office:value-type="float" office:value="247661" calcext:value-type="float">
            <text:p>247661</text:p>
          </table:table-cell>
          <table:table-cell office:value-type="float" office:value="263384" calcext:value-type="float">
            <text:p>263384</text:p>
          </table:table-cell>
          <table:table-cell office:value-type="float" office:value="263482" calcext:value-type="float">
            <text:p>263482</text:p>
          </table:table-cell>
          <table:table-cell office:value-type="float" office:value="259581" calcext:value-type="float">
            <text:p>259581</text:p>
          </table:table-cell>
          <table:table-cell office:value-type="float" office:value="267102" calcext:value-type="float">
            <text:p>267102</text:p>
          </table:table-cell>
          <table:table-cell office:value-type="float" office:value="257170" calcext:value-type="float">
            <text:p>257170</text:p>
          </table:table-cell>
          <table:table-cell office:value-type="float" office:value="257933" calcext:value-type="float">
            <text:p>257933</text:p>
          </table:table-cell>
          <table:table-cell office:value-type="float" office:value="275791" calcext:value-type="float">
            <text:p>275791</text:p>
          </table:table-cell>
          <table:table-cell office:value-type="float" office:value="265695" calcext:value-type="float">
            <text:p>265695</text:p>
          </table:table-cell>
          <table:table-cell office:value-type="float" office:value="255706" calcext:value-type="float">
            <text:p>255706</text:p>
          </table:table-cell>
          <table:table-cell table:style-name="ce12" table:formula="of:=AVERAGE([.C25:.L25])" office:value-type="float" office:value="261350.5" calcext:value-type="float">
            <text:p>261350,5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parity2 (en lenguaje C - while)</text:p>
          </table:table-cell>
          <table:table-cell office:value-type="float" office:value="368045" calcext:value-type="float">
            <text:p>368045</text:p>
          </table:table-cell>
          <table:table-cell office:value-type="float" office:value="349041" calcext:value-type="float">
            <text:p>349041</text:p>
          </table:table-cell>
          <table:table-cell office:value-type="float" office:value="366447" calcext:value-type="float">
            <text:p>366447</text:p>
          </table:table-cell>
          <table:table-cell office:value-type="float" office:value="357178" calcext:value-type="float">
            <text:p>357178</text:p>
          </table:table-cell>
          <table:table-cell office:value-type="float" office:value="350865" calcext:value-type="float">
            <text:p>350865</text:p>
          </table:table-cell>
          <table:table-cell office:value-type="float" office:value="358094" calcext:value-type="float">
            <text:p>358094</text:p>
          </table:table-cell>
          <table:table-cell office:value-type="float" office:value="348023" calcext:value-type="float">
            <text:p>348023</text:p>
          </table:table-cell>
          <table:table-cell office:value-type="float" office:value="354506" calcext:value-type="float">
            <text:p>354506</text:p>
          </table:table-cell>
          <table:table-cell office:value-type="float" office:value="364482" calcext:value-type="float">
            <text:p>364482</text:p>
          </table:table-cell>
          <table:table-cell office:value-type="float" office:value="352570" calcext:value-type="float">
            <text:p>352570</text:p>
          </table:table-cell>
          <table:table-cell office:value-type="float" office:value="347906" calcext:value-type="float">
            <text:p>347906</text:p>
          </table:table-cell>
          <table:table-cell table:style-name="ce12" table:formula="of:=AVERAGE([.C26:.L26])" office:value-type="float" office:value="354911.2" calcext:value-type="float">
            <text:p>354911,2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parity3 (CS:APP 3.22 - mask final)</text:p>
          </table:table-cell>
          <table:table-cell office:value-type="float" office:value="283815" calcext:value-type="float">
            <text:p>283815</text:p>
          </table:table-cell>
          <table:table-cell office:value-type="float" office:value="292014" calcext:value-type="float">
            <text:p>292014</text:p>
          </table:table-cell>
          <table:table-cell office:value-type="float" office:value="289675" calcext:value-type="float">
            <text:p>289675</text:p>
          </table:table-cell>
          <table:table-cell office:value-type="float" office:value="291135" calcext:value-type="float">
            <text:p>291135</text:p>
          </table:table-cell>
          <table:table-cell office:value-type="float" office:value="289721" calcext:value-type="float">
            <text:p>289721</text:p>
          </table:table-cell>
          <table:table-cell office:value-type="float" office:value="283764" calcext:value-type="float">
            <text:p>283764</text:p>
          </table:table-cell>
          <table:table-cell office:value-type="float" office:value="282320" calcext:value-type="float">
            <text:p>282320</text:p>
          </table:table-cell>
          <table:table-cell office:value-type="float" office:value="288929" calcext:value-type="float">
            <text:p>288929</text:p>
          </table:table-cell>
          <table:table-cell office:value-type="float" office:value="303337" calcext:value-type="float">
            <text:p>303337</text:p>
          </table:table-cell>
          <table:table-cell office:value-type="float" office:value="289346" calcext:value-type="float">
            <text:p>289346</text:p>
          </table:table-cell>
          <table:table-cell office:value-type="float" office:value="286621" calcext:value-type="float">
            <text:p>286621</text:p>
          </table:table-cell>
          <table:table-cell table:style-name="ce12" table:formula="of:=AVERAGE([.C27:.L27])" office:value-type="float" office:value="289686.2" calcext:value-type="float">
            <text:p>289686,2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parity4 (lenguaje ASM - cuerpo while)</text:p>
          </table:table-cell>
          <table:table-cell office:value-type="float" office:value="245227" calcext:value-type="float">
            <text:p>245227</text:p>
          </table:table-cell>
          <table:table-cell office:value-type="float" office:value="263218" calcext:value-type="float">
            <text:p>263218</text:p>
          </table:table-cell>
          <table:table-cell office:value-type="float" office:value="250545" calcext:value-type="float">
            <text:p>250545</text:p>
          </table:table-cell>
          <table:table-cell office:value-type="float" office:value="263999" calcext:value-type="float">
            <text:p>263999</text:p>
          </table:table-cell>
          <table:table-cell office:value-type="float" office:value="251638" calcext:value-type="float">
            <text:p>251638</text:p>
          </table:table-cell>
          <table:table-cell office:value-type="float" office:value="249893" calcext:value-type="float">
            <text:p>249893</text:p>
          </table:table-cell>
          <table:table-cell office:value-type="float" office:value="245940" calcext:value-type="float">
            <text:p>245940</text:p>
          </table:table-cell>
          <table:table-cell office:value-type="float" office:value="246091" calcext:value-type="float">
            <text:p>246091</text:p>
          </table:table-cell>
          <table:table-cell office:value-type="float" office:value="258883" calcext:value-type="float">
            <text:p>258883</text:p>
          </table:table-cell>
          <table:table-cell office:value-type="float" office:value="246549" calcext:value-type="float">
            <text:p>246549</text:p>
          </table:table-cell>
          <table:table-cell office:value-type="float" office:value="252155" calcext:value-type="float">
            <text:p>252155</text:p>
          </table:table-cell>
          <table:table-cell table:style-name="ce12" table:formula="of:=AVERAGE([.C28:.L28])" office:value-type="float" office:value="252891.1" calcext:value-type="float">
            <text:p>252891,1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parity5 (CS:APP 3.49 - 32b.16.1b)</text:p>
          </table:table-cell>
          <table:table-cell office:value-type="float" office:value="66669" calcext:value-type="float">
            <text:p>66669</text:p>
          </table:table-cell>
          <table:table-cell office:value-type="float" office:value="67193" calcext:value-type="float">
            <text:p>67193</text:p>
          </table:table-cell>
          <table:table-cell office:value-type="float" office:value="71131" calcext:value-type="float">
            <text:p>71131</text:p>
          </table:table-cell>
          <table:table-cell office:value-type="float" office:value="66748" calcext:value-type="float">
            <text:p>66748</text:p>
          </table:table-cell>
          <table:table-cell office:value-type="float" office:value="68183" calcext:value-type="float">
            <text:p>68183</text:p>
          </table:table-cell>
          <table:table-cell office:value-type="float" office:value="66013" calcext:value-type="float">
            <text:p>66013</text:p>
          </table:table-cell>
          <table:table-cell office:value-type="float" office:value="65161" calcext:value-type="float">
            <text:p>65161</text:p>
          </table:table-cell>
          <table:table-cell office:value-type="float" office:value="66973" calcext:value-type="float">
            <text:p>66973</text:p>
          </table:table-cell>
          <table:table-cell office:value-type="float" office:value="68145" calcext:value-type="float">
            <text:p>68145</text:p>
          </table:table-cell>
          <table:table-cell office:value-type="float" office:value="67840" calcext:value-type="float">
            <text:p>67840</text:p>
          </table:table-cell>
          <table:table-cell office:value-type="float" office:value="68132" calcext:value-type="float">
            <text:p>68132</text:p>
          </table:table-cell>
          <table:table-cell table:style-name="ce12" table:formula="of:=AVERAGE([.C29:.L29])" office:value-type="float" office:value="67551.9" calcext:value-type="float">
            <text:p>67551,9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parity6 (eng ASM - cuerpo for - setmp)</text:p>
          </table:table-cell>
          <table:table-cell office:value-type="float" office:value="14156" calcext:value-type="float">
            <text:p>14156</text:p>
          </table:table-cell>
          <table:table-cell office:value-type="float" office:value="14130" calcext:value-type="float">
            <text:p>14130</text:p>
          </table:table-cell>
          <table:table-cell office:value-type="float" office:value="22874" calcext:value-type="float">
            <text:p>22874</text:p>
          </table:table-cell>
          <table:table-cell office:value-type="float" office:value="14134" calcext:value-type="float">
            <text:p>14134</text:p>
          </table:table-cell>
          <table:table-cell office:value-type="float" office:value="13701" calcext:value-type="float">
            <text:p>13701</text:p>
          </table:table-cell>
          <table:table-cell office:value-type="float" office:value="13346" calcext:value-type="float">
            <text:p>13346</text:p>
          </table:table-cell>
          <table:table-cell office:value-type="float" office:value="13341" calcext:value-type="float">
            <text:p>13341</text:p>
          </table:table-cell>
          <table:table-cell office:value-type="float" office:value="14179" calcext:value-type="float">
            <text:p>14179</text:p>
          </table:table-cell>
          <table:table-cell office:value-type="float" office:value="13450" calcext:value-type="float">
            <text:p>13450</text:p>
          </table:table-cell>
          <table:table-cell office:value-type="float" office:value="13911" calcext:value-type="float">
            <text:p>13911</text:p>
          </table:table-cell>
          <table:table-cell office:value-type="float" office:value="14077" calcext:value-type="float">
            <text:p>14077</text:p>
          </table:table-cell>
          <table:table-cell table:style-name="ce12" table:formula="of:=AVERAGE([.C30:.L30])" office:value-type="float" office:value="14714.3" calcext:value-type="float">
            <text:p>14714,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3"/>
          <table:table-cell>
            <draw:frame table:end-cell-address="Parity.J42" table:end-x="0.708cm" table:end-y="0.028cm" draw:z-index="0" draw:style-name="gr1" svg:width="8.886cm" svg:height="4.699cm" svg:x="0.033cm" svg:y="0.298cm">
              <draw:object draw:notify-on-update-of-ranges="Parity.B32:Parity.D32 Parity.A38:Parity.A38 Parity.B38:Parity.D38 Parity.A37:Parity.A37 Parity.B37:Parity.D37 Parity.A36:Parity.A36 Parity.B36:Parity.D36 Parity.A35:Parity.A35 Parity.B35:Parity.D35 Parity.A34:Parity.A34 Parity.B34:Parity.D34 Parity.A33:Parity.A33 Parity.B33:Parity.D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Parity.N42" table:end-x="1.986cm" table:end-y="0.054cm" draw:z-index="1" draw:style-name="gr1" svg:width="8.311cm" svg:height="4.729cm" svg:x="0.869cm" svg:y="0.294cm">
              <draw:object draw:notify-on-update-of-ranges="Parity.B32:Parity.D32 Parity.A38:Parity.A38 Parity.B38:Parity.D38 Parity.A37:Parity.A37 Parity.B37:Parity.D37 Parity.A36:Parity.A36 Parity.B36:Parity.D3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PARITY</text:p>
          </table:table-cell>
          <table:table-cell table:style-name="ce8" office:value-type="string" calcext:value-type="string">
            <text:p>-O0</text:p>
          </table:table-cell>
          <table:table-cell table:style-name="ce8" office:value-type="string" calcext:value-type="string">
            <text:p>-O1</text:p>
          </table:table-cell>
          <table:table-cell table:style-name="ce8" office:value-type="string" calcext:value-type="string">
            <text:p>-O2</text:p>
          </table:table-cell>
          <table:table-cell table:number-columns-repeated="21"/>
        </table:table-row>
        <table:table-row table:style-name="ro1">
          <table:table-cell table:style-name="ce7" office:value-type="string" calcext:value-type="string">
            <text:p>parity1</text:p>
          </table:table-cell>
          <table:table-cell table:style-name="ce7" table:formula="of:=[.M9]" office:value-type="float" office:value="1195699.4" calcext:value-type="float">
            <text:p>1195699,4</text:p>
          </table:table-cell>
          <table:table-cell table:style-name="ce7" table:formula="of:=[.M17]" office:value-type="float" office:value="427568.7" calcext:value-type="float">
            <text:p>427568,7</text:p>
          </table:table-cell>
          <table:table-cell table:style-name="ce7" table:formula="of:=[.M25]" office:value-type="float" office:value="261350.5" calcext:value-type="float">
            <text:p>261350,5</text:p>
          </table:table-cell>
          <table:table-cell table:number-columns-repeated="21"/>
        </table:table-row>
        <table:table-row table:style-name="ro1">
          <table:table-cell table:style-name="ce7" office:value-type="string" calcext:value-type="string">
            <text:p>parity2</text:p>
          </table:table-cell>
          <table:table-cell table:style-name="ce7" table:formula="of:=[.M10]" office:value-type="float" office:value="1271265.6" calcext:value-type="float">
            <text:p>1271265,6</text:p>
          </table:table-cell>
          <table:table-cell table:style-name="ce7" table:formula="of:=[.M18]" office:value-type="float" office:value="351787.4" calcext:value-type="float">
            <text:p>351787,4</text:p>
          </table:table-cell>
          <table:table-cell table:style-name="ce7" table:formula="of:=[.M26]" office:value-type="float" office:value="354911.2" calcext:value-type="float">
            <text:p>354911,2</text:p>
          </table:table-cell>
          <table:table-cell table:number-columns-repeated="21"/>
        </table:table-row>
        <table:table-row table:style-name="ro1">
          <table:table-cell table:style-name="ce7" office:value-type="string" calcext:value-type="string">
            <text:p>parity3</text:p>
          </table:table-cell>
          <table:table-cell table:style-name="ce7" table:formula="of:=[.M11]" office:value-type="float" office:value="1256836.5" calcext:value-type="float">
            <text:p>1256836,5</text:p>
          </table:table-cell>
          <table:table-cell table:style-name="ce7" table:formula="of:=[.M19]" office:value-type="float" office:value="265014.1" calcext:value-type="float">
            <text:p>265014,1</text:p>
          </table:table-cell>
          <table:table-cell table:style-name="ce7" table:formula="of:=[.M27]" office:value-type="float" office:value="289686.2" calcext:value-type="float">
            <text:p>289686,2</text:p>
          </table:table-cell>
          <table:table-cell table:number-columns-repeated="21"/>
        </table:table-row>
        <table:table-row table:style-name="ro1">
          <table:table-cell table:style-name="ce7" office:value-type="string" calcext:value-type="string">
            <text:p>parity4</text:p>
          </table:table-cell>
          <table:table-cell table:style-name="ce7" table:formula="of:=[.M12]" office:value-type="float" office:value="318720.9" calcext:value-type="float">
            <text:p>318720,9</text:p>
          </table:table-cell>
          <table:table-cell table:style-name="ce7" table:formula="of:=[.M20]" office:value-type="float" office:value="250854.8" calcext:value-type="float">
            <text:p>250854,8</text:p>
          </table:table-cell>
          <table:table-cell table:style-name="ce7" table:formula="of:=[.M28]" office:value-type="float" office:value="252891.1" calcext:value-type="float">
            <text:p>252891,1</text:p>
          </table:table-cell>
          <table:table-cell table:number-columns-repeated="21"/>
        </table:table-row>
        <table:table-row table:style-name="ro1">
          <table:table-cell table:style-name="ce7" office:value-type="string" calcext:value-type="string">
            <text:p>parity5</text:p>
          </table:table-cell>
          <table:table-cell table:style-name="ce7" table:formula="of:=[.M13]" office:value-type="float" office:value="175605.6" calcext:value-type="float">
            <text:p>175605,6</text:p>
          </table:table-cell>
          <table:table-cell table:style-name="ce7" table:formula="of:=[.M21]" office:value-type="float" office:value="68405.2" calcext:value-type="float">
            <text:p>68405,2</text:p>
          </table:table-cell>
          <table:table-cell table:style-name="ce7" table:formula="of:=[.M29]" office:value-type="float" office:value="67551.9" calcext:value-type="float">
            <text:p>67551,9</text:p>
          </table:table-cell>
          <table:table-cell table:number-columns-repeated="21"/>
        </table:table-row>
        <table:table-row table:style-name="ro1">
          <table:table-cell table:style-name="ce7" office:value-type="string" calcext:value-type="string">
            <text:p>parity6</text:p>
          </table:table-cell>
          <table:table-cell table:style-name="ce7" table:formula="of:=[.M14]" office:value-type="float" office:value="44991.2" calcext:value-type="float">
            <text:p>44991,2</text:p>
          </table:table-cell>
          <table:table-cell table:style-name="ce7" table:formula="of:=[.M22]" office:value-type="float" office:value="15019.1" calcext:value-type="float">
            <text:p>15019,1</text:p>
          </table:table-cell>
          <table:table-cell table:style-name="ce7" table:formula="of:=[.M30]" office:value-type="float" office:value="14714.3" calcext:value-type="float">
            <text:p>14714,3</text:p>
          </table:table-cell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table:style-name="ce9"/>
          <table:table-cell table:number-columns-repeated="22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 table:number-columns-repeated="3"/>
          <table:table-cell table:style-name="ce9"/>
          <table:table-cell table:number-columns-repeated="20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.199cm" fo:margin-right="0.199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2:19:04.120790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LOPEZ</meta:initial-creator>
    <meta:creation-date>2014-11-14T13:00:15</meta:creation-date>
    <dc:date>2016-11-16T12:26:37.816341111</dc:date>
    <meta:editing-duration>PT1H35M39S</meta:editing-duration>
    <meta:editing-cycles>27</meta:editing-cycles>
    <meta:generator>LibreOffice/4.2.8.2$Linux_X86_64 LibreOffice_project/420m0$Build-2</meta:generator>
    <meta:document-statistic meta:table-count="3" meta:cell-count="3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1" style:family="chart" style:data-style-name="N0">
      <style:chart-properties chart:link-data-style-to-source="true"/>
      <style:graphic-properties draw:fill-color="#7e0021"/>
      <style:text-properties fo:font-size="6pt" style:font-size-asian="6pt" style:font-size-complex="6pt"/>
    </style:style>
    <style:style style:name="ch12" style:family="chart" style:data-style-name="N0">
      <style:chart-properties chart:link-data-style-to-source="true"/>
      <style:graphic-properties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887cm" svg:height="4.7cm" xlink:href=".." xlink:type="simple" chart:class="chart:bar" chart:row-mapping="5 4 3 2 1 0" chart:style-name="ch1">
        <chart:legend chart:legend-position="end" svg:x="7.333cm" svg:y="0.965cm" style:legend-expansion="high" chart:style-name="ch2"/>
        <chart:plot-area chart:style-name="ch3" table:cell-range-address="Parity.B32:Parity.D33 Parity.A34:Parity.D38 Parity.A33:Parity.A33" chart:data-source-has-labels="both" svg:x="0.177cm" svg:y="0.094cm" svg:width="6.979cm" svg:height="4.51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55cm" svg:y="0.094cm" svg:width="4.811cm" svg:height="3.918cm"/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 chartooo:axis-type="text">
            <chart:categories table:cell-range-address="Parity.B32:Parity.D3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arity.B38:Parity.D38" chart:label-cell-address="Parity.A38:Parity.A38" chart:class="chart:bar">
            <chart:data-point chart:repeated="3"/>
          </chart:series>
          <chart:series chart:style-name="ch8" chart:values-cell-range-address="Parity.B37:Parity.D37" chart:label-cell-address="Parity.A37:Parity.A37" chart:class="chart:bar">
            <chart:data-point chart:repeated="3"/>
          </chart:series>
          <chart:series chart:style-name="ch9" chart:values-cell-range-address="Parity.B36:Parity.D36" chart:label-cell-address="Parity.A36:Parity.A36" chart:class="chart:bar">
            <chart:data-point chart:repeated="3"/>
          </chart:series>
          <chart:series chart:style-name="ch10" chart:values-cell-range-address="Parity.B35:Parity.D35" chart:label-cell-address="Parity.A35:Parity.A35" chart:class="chart:bar">
            <chart:data-point chart:repeated="3"/>
          </chart:series>
          <chart:series chart:style-name="ch11" chart:values-cell-range-address="Parity.B34:Parity.D34" chart:label-cell-address="Parity.A34:Parity.A34" chart:class="chart:bar">
            <chart:data-point chart:repeated="3"/>
          </chart:series>
          <chart:series chart:style-name="ch12" chart:values-cell-range-address="Parity.B33:Parity.D33" chart:label-cell-address="Parity.A33:Parity.A33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Parity.B32:Parity.D32</svg:desc>
                </draw:g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arity6</text:p>
                <draw:g>
                  <svg:desc>Parity.A38:Parity.A38</svg:desc>
                </draw:g>
              </table:table-cell>
              <table:table-cell office:value-type="float" office:value="44991.2">
                <text:p>44991.2</text:p>
                <draw:g>
                  <svg:desc>Parity.B38:Parity.D38</svg:desc>
                </draw:g>
              </table:table-cell>
              <table:table-cell office:value-type="float" office:value="15019.1">
                <text:p>15019.1</text:p>
              </table:table-cell>
              <table:table-cell office:value-type="float" office:value="14714.3">
                <text:p>14714.3</text:p>
              </table:table-cell>
            </table:table-row>
            <table:table-row>
              <table:table-cell office:value-type="string">
                <text:p>parity5</text:p>
                <draw:g>
                  <svg:desc>Parity.A37:Parity.A37</svg:desc>
                </draw:g>
              </table:table-cell>
              <table:table-cell office:value-type="float" office:value="175605.6">
                <text:p>175605.6</text:p>
                <draw:g>
                  <svg:desc>Parity.B37:Parity.D37</svg:desc>
                </draw:g>
              </table:table-cell>
              <table:table-cell office:value-type="float" office:value="68405.2">
                <text:p>68405.2</text:p>
              </table:table-cell>
              <table:table-cell office:value-type="float" office:value="67551.9">
                <text:p>67551.9</text:p>
              </table:table-cell>
            </table:table-row>
            <table:table-row>
              <table:table-cell office:value-type="string">
                <text:p>parity4</text:p>
                <draw:g>
                  <svg:desc>Parity.A36:Parity.A36</svg:desc>
                </draw:g>
              </table:table-cell>
              <table:table-cell office:value-type="float" office:value="318720.9">
                <text:p>318720.9</text:p>
                <draw:g>
                  <svg:desc>Parity.B36:Parity.D36</svg:desc>
                </draw:g>
              </table:table-cell>
              <table:table-cell office:value-type="float" office:value="250854.8">
                <text:p>250854.8</text:p>
              </table:table-cell>
              <table:table-cell office:value-type="float" office:value="252891.1">
                <text:p>252891.1</text:p>
              </table:table-cell>
            </table:table-row>
            <table:table-row>
              <table:table-cell office:value-type="string">
                <text:p>parity3</text:p>
                <draw:g>
                  <svg:desc>Parity.A35:Parity.A35</svg:desc>
                </draw:g>
              </table:table-cell>
              <table:table-cell office:value-type="float" office:value="1256836.5">
                <text:p>1256836.5</text:p>
                <draw:g>
                  <svg:desc>Parity.B35:Parity.D35</svg:desc>
                </draw:g>
              </table:table-cell>
              <table:table-cell office:value-type="float" office:value="265014.1">
                <text:p>265014.1</text:p>
              </table:table-cell>
              <table:table-cell office:value-type="float" office:value="289686.2">
                <text:p>289686.2</text:p>
              </table:table-cell>
            </table:table-row>
            <table:table-row>
              <table:table-cell office:value-type="string">
                <text:p>parity2</text:p>
                <draw:g>
                  <svg:desc>Parity.A34:Parity.A34</svg:desc>
                </draw:g>
              </table:table-cell>
              <table:table-cell office:value-type="float" office:value="1271265.6">
                <text:p>1271265.6</text:p>
                <draw:g>
                  <svg:desc>Parity.B34:Parity.D34</svg:desc>
                </draw:g>
              </table:table-cell>
              <table:table-cell office:value-type="float" office:value="351787.4">
                <text:p>351787.4</text:p>
              </table:table-cell>
              <table:table-cell office:value-type="float" office:value="354911.2">
                <text:p>354911.2</text:p>
              </table:table-cell>
            </table:table-row>
            <table:table-row>
              <table:table-cell office:value-type="string">
                <text:p>parity1</text:p>
                <draw:g>
                  <svg:desc>Parity.A33:Parity.A33</svg:desc>
                </draw:g>
              </table:table-cell>
              <table:table-cell office:value-type="float" office:value="1195699.4">
                <text:p>1195699.4</text:p>
                <draw:g>
                  <svg:desc>Parity.B33:Parity.D33</svg:desc>
                </draw:g>
              </table:table-cell>
              <table:table-cell office:value-type="float" office:value="427568.7">
                <text:p>427568.7</text:p>
              </table:table-cell>
              <table:table-cell office:value-type="float" office:value="261350.5">
                <text:p>26135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83caff"/>
      <style:text-properties fo:font-size="6pt" style:font-size-asian="6pt" style:font-size-complex="6pt"/>
    </style:style>
    <style:style style:name="ch8" style:family="chart" style:data-style-name="N0">
      <style:chart-properties chart:link-data-style-to-source="true"/>
      <style:graphic-properties draw:fill-color="#7e0021"/>
      <style:text-properties fo:font-size="6pt" style:font-size-asian="6pt" style:font-size-complex="6pt"/>
    </style:style>
    <style:style style:name="ch9" style:family="chart" style:data-style-name="N0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312cm" svg:height="4.73cm" xlink:href=".." xlink:type="simple" chart:class="chart:bar" chart:row-mapping="2 1 0" chart:style-name="ch1">
        <chart:legend chart:legend-position="end" svg:x="6.758cm" svg:y="1.647cm" style:legend-expansion="high" chart:style-name="ch2"/>
        <chart:plot-area chart:style-name="ch3" table:cell-range-address="Parity.B32:Parity.D32 Parity.A36:Parity.D38" chart:data-source-has-labels="both" svg:x="0.166cm" svg:y="0.094cm" svg:width="6.426cm" svg:height="4.54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398cm" svg:y="0.094cm" svg:width="4.416cm" svg:height="3.948cm"/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 chartooo:axis-type="text">
            <chart:categories table:cell-range-address="Parity.B32:Parity.D3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arity.B38:Parity.D38" chart:label-cell-address="Parity.A38:Parity.A38" chart:class="chart:bar">
            <chart:data-point chart:repeated="3"/>
          </chart:series>
          <chart:series chart:style-name="ch8" chart:values-cell-range-address="Parity.B37:Parity.D37" chart:label-cell-address="Parity.A37:Parity.A37" chart:class="chart:bar">
            <chart:data-point chart:repeated="3"/>
          </chart:series>
          <chart:series chart:style-name="ch9" chart:values-cell-range-address="Parity.B36:Parity.D36" chart:label-cell-address="Parity.A36:Parity.A36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Parity.B32:Parity.D32</svg:desc>
                </draw:g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arity6</text:p>
                <draw:g>
                  <svg:desc>Parity.A38:Parity.A38</svg:desc>
                </draw:g>
              </table:table-cell>
              <table:table-cell office:value-type="float" office:value="44991.2">
                <text:p>44991.2</text:p>
                <draw:g>
                  <svg:desc>Parity.B38:Parity.D38</svg:desc>
                </draw:g>
              </table:table-cell>
              <table:table-cell office:value-type="float" office:value="15019.1">
                <text:p>15019.1</text:p>
              </table:table-cell>
              <table:table-cell office:value-type="float" office:value="14714.3">
                <text:p>14714.3</text:p>
              </table:table-cell>
            </table:table-row>
            <table:table-row>
              <table:table-cell office:value-type="string">
                <text:p>parity5</text:p>
                <draw:g>
                  <svg:desc>Parity.A37:Parity.A37</svg:desc>
                </draw:g>
              </table:table-cell>
              <table:table-cell office:value-type="float" office:value="175605.6">
                <text:p>175605.6</text:p>
                <draw:g>
                  <svg:desc>Parity.B37:Parity.D37</svg:desc>
                </draw:g>
              </table:table-cell>
              <table:table-cell office:value-type="float" office:value="68405.2">
                <text:p>68405.2</text:p>
              </table:table-cell>
              <table:table-cell office:value-type="float" office:value="67551.9">
                <text:p>67551.9</text:p>
              </table:table-cell>
            </table:table-row>
            <table:table-row>
              <table:table-cell office:value-type="string">
                <text:p>parity4</text:p>
                <draw:g>
                  <svg:desc>Parity.A36:Parity.A36</svg:desc>
                </draw:g>
              </table:table-cell>
              <table:table-cell office:value-type="float" office:value="318720.9">
                <text:p>318720.9</text:p>
                <draw:g>
                  <svg:desc>Parity.B36:Parity.D36</svg:desc>
                </draw:g>
              </table:table-cell>
              <table:table-cell office:value-type="float" office:value="250854.8">
                <text:p>250854.8</text:p>
              </table:table-cell>
              <table:table-cell office:value-type="float" office:value="252891.1">
                <text:p>252891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